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48e7" officeooo:paragraph-rsid="001048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To-Do List</text:p>
      <text:p text:style-name="P1"><text:tab/>- Listar pacotes, métodos, classes e variáveis</text:p>
      <text:p text:style-name="P1"><text:tab/><text:tab/>- parâmetro é considerado variável</text:p>
      <text:p text:style-name="P1"><text:tab/>- Descrever o que cada um faz e quais suas restrições</text:p>
      <text:p text:style-name="P1"><text:tab/><text:tab/>- int idade → idade do cliente em anos → não deve ser maior do que 120</text:p>
      <text:p text:style-name="P1"><text:tab/>- Pensar em um novo nome e refatorar caso necessário</text:p>
      <text:p text:style-name="P1"><text:tab/></text:p>
      <text:p text:style-name="P1"/>
      <text:p text:style-name="P1"/>
      <text:p text:style-name="P1"><text:tab/></text:p>
      <text:p text:style-name="P1"/>
      <text:p text:style-name="P1"><text:tab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3T11:06:34.336069000</meta:creation-date>
    <dc:date>2014-04-03T11:18:51.575404000</dc:date>
    <meta:editing-duration>P0D</meta:editing-duration>
    <meta:editing-cycles>1</meta:editing-cycles>
    <meta:document-statistic meta:table-count="0" meta:image-count="0" meta:object-count="0" meta:page-count="1" meta:paragraph-count="9" meta:word-count="53" meta:character-count="277" meta:non-whitespace-character-count="220"/>
    <meta:generator>LibreOffice/4.2.2.1$MacOSX_X86_64 LibreOffice_project/3be8cda0bddd8e430d8cda1ebfd581265cca5a0f</meta:generator>
  </office:meta>
</office:document-meta>
</file>